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1B99D09345F23A21.jpg" manifest:media-type="image/jpeg"/>
  <manifest:file-entry manifest:full-path="Pictures/10000000000000690000002D7D7B032BE65EF6E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Georgia" svg:font-family="Georgia, Times, serif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family-generic="swiss"/>
    <style:font-face style:name="01" svg:font-family="0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0" svg:font-family="0" style:font-family-generic="system" style:font-pitch="variable"/>
    <style:font-face style:name="Arial3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style:font-name="Arial" fo:font-size="10pt" fo:font-weight="normal" officeooo:rsid="0013f9a2" officeooo:paragraph-rsid="0013f9a2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2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3" style:family="paragraph" style:parent-style-name="Standard">
      <style:text-properties fo:color="#000000" style:font-name="Arial" fo:font-size="10pt" fo:font-style="normal" officeooo:rsid="0013f9a2" officeooo:paragraph-rsid="0013f9a2" style:font-size-asian="10pt" style:font-style-asian="normal" style:font-name-complex="Arial" style:font-size-complex="10pt" style:font-style-complex="normal"/>
    </style:style>
    <style:style style:name="P14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5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6" style:family="paragraph" style:parent-style-name="Footer">
      <style:text-properties style:font-size-complex="10pt"/>
    </style:style>
    <style:style style:name="P17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18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19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20" style:family="paragraph" style:parent-style-name="Standard">
      <style:paragraph-properties fo:margin-left="0cm" fo:margin-right="-0.041cm" fo:margin-top="0.212cm" fo:margin-bottom="0.106cm" loext:contextual-spacing="false" fo:text-indent="0cm" style:auto-text-indent="false"/>
      <style:text-properties style:font-name="Arial" fo:font-size="10pt" fo:language="pt" fo:country="BR" fo:font-weight="normal" officeooo:rsid="00192a8a" officeooo:paragraph-rsid="00192a8a" style:font-size-asian="10pt" style:font-weight-asian="normal" style:font-name-complex="Arial" style:font-size-complex="10pt"/>
    </style:style>
    <style:style style:name="P21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3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4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5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26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28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8eaab" officeooo:paragraph-rsid="0018eaab" style:font-size-asian="11pt" style:font-name-complex="Arial" style:font-size-complex="11pt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0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1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officeooo:paragraph-rsid="00192a8a" style:font-size-asian="10pt" style:font-style-asian="italic" style:font-name-complex="Arial" style:font-size-complex="10pt"/>
    </style:style>
    <style:style style:name="P32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1e738b" officeooo:paragraph-rsid="00192a8a" style:font-size-asian="10pt" style:font-style-asian="normal" style:font-name-complex="Arial" style:font-size-complex="10pt" style:font-style-complex="normal"/>
    </style:style>
    <style:style style:name="P33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style:font-name="Arial" fo:font-size="10pt" officeooo:rsid="0013f9a2" officeooo:paragraph-rsid="0015d8ce" style:font-size-asian="10pt" style:font-size-complex="10pt"/>
    </style:style>
    <style:style style:name="P34" style:family="paragraph" style:parent-style-name="Standard">
      <style:paragraph-properties fo:margin-left="0.762cm" fo:margin-right="-0.041cm" fo:text-indent="-0.762cm" style:auto-text-indent="false"/>
      <style:text-properties officeooo:rsid="001740a7" officeooo:paragraph-rsid="00180c42"/>
    </style:style>
    <style:style style:name="P35" style:family="paragraph" style:parent-style-name="Standard">
      <style:paragraph-properties fo:margin-left="0.762cm" fo:margin-right="-0.041cm" fo:text-align="justify" style:justify-single-word="false" fo:text-indent="-0.762cm" style:auto-text-indent="false"/>
      <style:text-properties fo:color="#000000" style:font-name="Arial" fo:font-size="10pt" fo:font-style="normal" officeooo:rsid="00164a9e" officeooo:paragraph-rsid="00180c42" style:font-size-asian="10pt" style:font-style-asian="normal" style:font-name-complex="Arial" style:font-size-complex="10pt" style:font-style-complex="normal"/>
    </style:style>
    <style:style style:name="P36" style:family="paragraph" style:parent-style-name="Standard">
      <style:paragraph-properties fo:margin-left="0.762cm" fo:margin-right="-0.041cm" fo:text-align="justify" style:justify-single-word="false" fo:text-indent="-0.762cm" style:auto-text-indent="false"/>
      <style:text-properties fo:color="#000000" style:font-name="Arial1" fo:font-size="10pt" fo:language="pt" fo:country="BR" fo:font-style="normal" fo:font-weight="normal" officeooo:rsid="00180c42" officeooo:paragraph-rsid="00180c42" style:font-size-asian="10pt" style:font-style-asian="normal" style:font-weight-asian="normal" style:font-name-complex="Arial3" style:font-size-complex="10pt" style:font-style-complex="normal"/>
    </style:style>
    <style:style style:name="P37" style:family="paragraph" style:parent-style-name="Standard">
      <style:paragraph-properties fo:margin-left="0.762cm" fo:margin-right="-0.041cm" fo:margin-top="0.212cm" fo:margin-bottom="0.106cm" loext:contextual-spacing="false" fo:text-indent="-0.762cm" style:auto-text-indent="false"/>
    </style:style>
    <style:style style:name="P38" style:family="paragraph" style:parent-style-name="Standard">
      <style:text-properties fo:color="#000000" style:font-name="Arial Unicode MS" fo:font-size="10pt" fo:font-style="normal" fo:font-weight="normal" officeooo:rsid="0013f9a2" officeooo:paragraph-rsid="002366a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9" style:family="paragraph" style:parent-style-name="Standard">
      <style:text-properties fo:color="#000000" style:font-name="Arial Unicode MS" fo:font-size="10pt" fo:font-style="normal" fo:font-weight="normal" officeooo:paragraph-rsid="002366a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 style:parent-style-name="Standard">
      <style:text-properties fo:color="#000000" style:font-name="Arial Unicode MS" fo:font-size="10pt" fo:font-style="normal" fo:font-weight="normal" officeooo:rsid="002366a7" officeooo:paragraph-rsid="002366a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style:font-name="Arial Unicode MS" fo:font-size="10pt" fo:font-style="normal" fo:font-weight="normal" officeooo:rsid="002366a7" officeooo:paragraph-rsid="002366a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43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style:font-name="Arial Unicode MS" fo:font-size="10pt" officeooo:rsid="002362f1" officeooo:paragraph-rsid="002362f1" style:font-size-asian="10pt" style:font-size-complex="10pt"/>
    </style:style>
    <style:style style:name="P44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style:font-name="Arial Unicode MS" fo:font-size="10pt" officeooo:paragraph-rsid="002366a7" style:font-size-asian="10pt" style:font-size-complex="10pt"/>
    </style:style>
    <style:style style:name="P45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6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style:font-size-asian="12pt" style:font-name-complex="Arial" style:font-size-complex="12pt"/>
    </style:style>
    <style:style style:name="P47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8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9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50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51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1pt" officeooo:rsid="0018eaab" officeooo:paragraph-rsid="0018eaab" style:font-size-asian="11pt" style:font-name-complex="Arial" style:font-size-complex="11pt"/>
    </style:style>
    <style:style style:name="P52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1pt" officeooo:rsid="001e738b" officeooo:paragraph-rsid="0018eaab" style:font-size-asian="11pt" style:font-name-complex="Arial" style:font-size-complex="11pt"/>
    </style:style>
    <style:style style:name="P53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1" fo:font-size="11pt" officeooo:rsid="001a5b69" officeooo:paragraph-rsid="001a5b69" style:font-size-asian="11pt" style:font-name-complex="Arial3" style:font-size-complex="11pt"/>
    </style:style>
    <style:style style:name="P54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55" style:family="paragraph" style:parent-style-name="Header">
      <style:paragraph-properties fo:margin-left="0.76cm" fo:margin-right="-0.041cm" fo:margin-top="0.212cm" fo:margin-bottom="0.106cm" loext:contextual-spacing="false" fo:text-align="justify" style:justify-single-word="false" fo:text-indent="-0.76cm" style:auto-text-indent="false">
        <style:tab-stops/>
      </style:paragraph-properties>
      <style:text-properties fo:color="#000000" style:font-name="Arial" fo:font-size="10pt" fo:font-style="normal" officeooo:rsid="00269e7d" officeooo:paragraph-rsid="002362f1" style:font-size-asian="10pt" style:font-style-asian="normal" style:font-name-complex="Arial" style:font-size-complex="10pt" style:font-style-complex="normal"/>
    </style:style>
    <style:style style:name="P56" style:family="paragraph" style:parent-style-name="Header">
      <style:paragraph-properties fo:margin-left="0.76cm" fo:margin-right="-0.041cm" fo:margin-top="0.212cm" fo:margin-bottom="0.106cm" loext:contextual-spacing="false" fo:text-align="justify" style:justify-single-word="false" fo:text-indent="-0.76cm" style:auto-text-indent="false">
        <style:tab-stops/>
      </style:paragraph-properties>
      <style:text-properties fo:color="#000000" style:font-name="Arial" fo:font-size="10pt" fo:font-style="normal" officeooo:rsid="00293c1f" officeooo:paragraph-rsid="002362f1" style:font-size-asian="10pt" style:font-style-asian="normal" style:font-name-complex="Arial" style:font-size-complex="10pt" style:font-style-complex="normal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fo:font-size="10pt" fo:language="pt" fo:country="BR" fo:font-weight="normal" style:font-size-asian="10pt" style:font-weight-asian="normal" style:font-name-complex="Arial" style:font-size-complex="10pt"/>
    </style:style>
    <style:style style:name="T6" style:family="text">
      <style:text-properties style:font-name="Arial" fo:font-size="10pt" fo:language="pt" fo:country="BR" fo:font-weight="normal" officeooo:rsid="00180c42" style:font-size-asian="10pt" style:font-weight-asian="normal" style:font-name-complex="Arial" style:font-size-complex="10pt"/>
    </style:style>
    <style:style style:name="T7" style:family="text">
      <style:text-properties style:font-name="Arial" fo:font-size="10pt" fo:language="pt" fo:country="BR" fo:font-weight="normal" officeooo:rsid="001dd45b" style:font-size-asian="10pt" style:font-weight-asian="normal" style:font-name-complex="Arial" style:font-size-complex="10pt"/>
    </style:style>
    <style:style style:name="T8" style:family="text">
      <style:text-properties style:font-name="Arial" fo:font-size="10pt" fo:language="pt" fo:country="BR" fo:font-weight="normal" officeooo:rsid="001efe3c" style:font-size-asian="10pt" style:font-weight-asian="normal" style:font-name-complex="Arial" style:font-size-complex="10pt"/>
    </style:style>
    <style:style style:name="T9" style:family="text">
      <style:text-properties style:font-name="Arial" fo:font-size="10pt" fo:language="pt" fo:country="BR" fo:font-weight="normal" officeooo:rsid="0024b147" style:font-size-asian="10pt" style:font-weight-asian="normal" style:font-name-complex="Arial" style:font-size-complex="10pt"/>
    </style:style>
    <style:style style:name="T10" style:family="text">
      <style:text-properties style:font-name="Arial" fo:font-size="10pt" fo:language="pt" fo:country="BR" fo:font-weight="normal" officeooo:rsid="0024c18a" style:font-size-asian="10pt" style:font-weight-asian="normal" style:font-name-complex="Arial" style:font-size-complex="10pt"/>
    </style:style>
    <style:style style:name="T11" style:family="text"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T12" style:family="text">
      <style:text-properties fo:font-size="12pt" fo:language="pt" fo:country="BR" fo:font-weight="normal" officeooo:rsid="002366a7" style:font-size-asian="12pt" style:font-weight-asian="normal" style:font-name-complex="Arial" style:font-size-complex="12pt"/>
    </style:style>
    <style:style style:name="T13" style:family="text">
      <style:text-properties fo:language="pt" fo:country="BR" fo:font-weight="normal" style:font-weight-asian="normal"/>
    </style:style>
    <style:style style:name="T14" style:family="text">
      <style:text-properties fo:language="pt" fo:country="BR" fo:font-weight="normal" style:font-weight-asian="normal" style:font-name-complex="Arial"/>
    </style:style>
    <style:style style:name="T15" style:family="text">
      <style:text-properties fo:language="pt" fo:country="BR" fo:font-weight="normal" officeooo:rsid="0015d8ce" style:font-weight-asian="normal" style:font-name-complex="Arial"/>
    </style:style>
    <style:style style:name="T16" style:family="text">
      <style:text-properties fo:language="pt" fo:country="BR" fo:font-weight="normal" officeooo:rsid="002366a7" style:font-weight-asian="normal" style:font-name-complex="Arial"/>
    </style:style>
    <style:style style:name="T17" style:family="text">
      <style:text-properties fo:language="pt" fo:country="BR" fo:font-weight="normal" officeooo:rsid="0015d8ce" style:font-weight-asian="normal" style:font-name-complex="Arial3"/>
    </style:style>
    <style:style style:name="T18" style:family="text">
      <style:text-properties fo:language="pt" fo:country="BR" fo:font-weight="normal" officeooo:rsid="00277c30" style:font-weight-asian="normal"/>
    </style:style>
    <style:style style:name="T19" style:family="text">
      <style:text-properties fo:language="pt" fo:country="BR" fo:font-weight="normal" officeooo:rsid="002362f1" style:font-weight-asian="normal"/>
    </style:style>
    <style:style style:name="T20" style:family="text">
      <style:text-properties fo:language="pt" fo:country="BR" fo:font-style="italic" fo:font-weight="normal" style:font-style-asian="italic" style:font-weight-asian="normal" style:font-style-complex="italic"/>
    </style:style>
    <style:style style:name="T21" style:family="text">
      <style:text-properties style:font-name="Arial1" style:font-name-complex="Arial3"/>
    </style:style>
    <style:style style:name="T22" style:family="text">
      <style:text-properties style:font-name="Arial1" fo:language="pt" fo:country="BR" fo:font-weight="normal" officeooo:rsid="0015d8ce" style:font-weight-asian="normal" style:font-name-complex="Arial3"/>
    </style:style>
    <style:style style:name="T23" style:family="text">
      <style:text-properties style:font-name="Arial1" fo:language="pt" fo:country="BR" fo:font-weight="normal" officeooo:rsid="001d12b2" style:font-weight-asian="normal" style:font-name-complex="Arial3"/>
    </style:style>
    <style:style style:name="T24" style:family="text">
      <style:text-properties style:font-name="Arial1" fo:language="pt" fo:country="BR" fo:font-weight="normal" officeooo:rsid="00180c42" style:font-weight-asian="normal" style:font-name-complex="Arial3"/>
    </style:style>
    <style:style style:name="T25" style:family="text">
      <style:text-properties style:font-name="Arial1" fo:language="pt" fo:country="BR" fo:font-weight="normal" officeooo:rsid="00192a8a" style:font-weight-asian="normal" style:font-name-complex="Arial3"/>
    </style:style>
    <style:style style:name="T26" style:family="text">
      <style:text-properties style:font-name="Arial1" fo:font-size="10pt" fo:language="pt" fo:country="BR" fo:font-weight="normal" style:font-size-asian="10pt" style:font-weight-asian="normal" style:font-name-complex="Arial3" style:font-size-complex="10pt"/>
    </style:style>
    <style:style style:name="T27" style:family="text">
      <style:text-properties style:font-name="Arial1" fo:font-size="10pt" fo:language="pt" fo:country="BR" fo:font-weight="normal" officeooo:rsid="00180c42" style:font-size-asian="10pt" style:font-weight-asian="normal" style:font-name-complex="Arial3" style:font-size-complex="10pt"/>
    </style:style>
    <style:style style:name="T28" style:family="text">
      <style:text-properties officeooo:rsid="0018eaab"/>
    </style:style>
    <style:style style:name="T29" style:family="text">
      <style:text-properties officeooo:rsid="00192a8a"/>
    </style:style>
    <style:style style:name="T30" style:family="text">
      <style:text-properties style:font-name="Arial2" fo:language="pt" fo:country="BR" fo:font-weight="normal" officeooo:rsid="001d270a" style:font-weight-asian="normal"/>
    </style:style>
    <style:style style:name="T31" style:family="text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4">TERMO DE ABERTURA</text:span><text:span text:style-name="T3"> DO PROJETO</text:span></text:p>
      <text:p text:style-name="P19"/>
      <text:p text:style-name="P18">Identificação do Projeto</text:p>
      <text:p text:style-name="P1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10">Sistema web CVLattes</text:p>
          </table:table-cell>
        </table:table-row>
      </table:table>
      <text:p text:style-name="P17"/>
      <text:p text:style-name="P18">Histórico de Registro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são</text:p>
          </table:table-cell>
          <table:table-cell table:style-name="Table2.A1" office:value-type="string">
            <text:p text:style-name="P8">Data</text:p>
          </table:table-cell>
          <table:table-cell table:style-name="Table2.A1" office:value-type="string">
            <text:p text:style-name="P8">Autor</text:p>
          </table:table-cell>
          <table:table-cell table:style-name="Table2.D1" office:value-type="string">
            <text:p text:style-name="P8">Descrição</text:p>
          </table:table-cell>
        </table:table-row>
        <table:table-row table:style-name="Table2.1">
          <table:table-cell table:style-name="Table2.A1" office:value-type="string">
            <text:p text:style-name="P9">1.0</text:p>
          </table:table-cell>
          <table:table-cell table:style-name="Table2.A1" office:value-type="string">
            <text:p text:style-name="P13">23/08/2016</text:p>
          </table:table-cell>
          <table:table-cell table:style-name="Table2.A1" office:value-type="string">
            <text:p text:style-name="P13">Leonardo Baiser</text:p>
          </table:table-cell>
          <table:table-cell table:style-name="Table2.D1" office:value-type="string">
            <text:p text:style-name="P14">Elaboração do documento</text:p>
          </table:table-cell>
        </table:table-row>
        <table:table-row table:style-name="Table2.1">
          <table:table-cell table:style-name="Table2.A1" office:value-type="string">
            <text:p text:style-name="P41">1.1</text:p>
          </table:table-cell>
          <table:table-cell table:style-name="Table2.A1" office:value-type="string">
            <text:p text:style-name="P40">11/09/2016</text:p>
          </table:table-cell>
          <table:table-cell table:style-name="Table2.A1" office:value-type="string">
            <text:p text:style-name="P38">Leonardo Baiser</text:p>
          </table:table-cell>
          <table:table-cell table:style-name="Table2.D1" office:value-type="string">
            <text:p text:style-name="P39">Elaboração do documento</text:p>
          </table:table-cell>
        </table:table-row>
      </table:table>
      <text:p text:style-name="P23"/>
      <text:h text:style-name="P45" text:outline-level="1">Justificativa</text:h>
      <text:p text:style-name="P33"><text:span text:style-name="T14">Em muitas ocasiões necessitamos de um sistema que facilite ações de planejamento, gestão e operacionalização do fomento a pesquisa, </text:span><text:span text:style-name="T15">o CVLattes integra </text:span><text:span text:style-name="T17">as bases de dados de currículos, grupos de pesquisa e instituições em um único sistema de informações para as áreas de Ciência e Tecnologia. O CVLattes tem intuito de agilizar a busca por currículos para </text:span><text:span text:style-name="T22">stakeholders das áreas de Ciência e Tecnologia e auxiliar no gerenciamento dos documentos do grupo.</text:span></text:p>
      <text:h text:style-name="P47" text:outline-level="1">Objetivo do Projeto</text:h>
      <text:p text:style-name="P34"><text:span text:style-name="T5">O sistema deve gerenciar uma base de dados de currículos, estes dados </text:span><text:span text:style-name="T6">são </text:span><text:span text:style-name="T5">provenientes de usuários cadastrados no sistema, o sistema concentra-se na busca de </text:span><text:span text:style-name="T10">currículos</text:span><text:span text:style-name="T5"> e gerenciamento dos documentos d</text:span><text:span text:style-name="T26">o grupo, como: inserir, excluir, modificar, consultar e resgatar. Outra abrangência que o sistema permite é a geração de relatórios, saída para outras fontes, importação dos dados preenchidos em outros sistemas de currículos.</text:span><text:span text:style-name="T5"> </text:span><text:span text:style-name="T6">Com este projeto deseja-se atingir a todos </text:span><text:span text:style-name="T27">os profissionais, estudantes, pesquisadores e docentes das áreas de Ciência e Tecnologia do país.</text:span></text:p>
      <text:p text:style-name="P35"><text:span text:style-name="T24">O projeto tem duração de </text:span><text:span text:style-name="T23">3,5 meses (</text:span><text:span text:style-name="T25">quinze</text:span><text:span text:style-name="T23"> semanas)</text:span><text:span text:style-name="T24"> para implemetação do sistema proposto.</text:span></text:p>
      <text:p text:style-name="P36"/>
      <text:h text:style-name="P48" text:outline-level="1">Alinhamento Estratégico</text:h>
      <text:p text:style-name="P37"><text:span text:style-name="T7">O projeto des</text:span><text:span text:style-name="T9">t</text:span><text:span text:style-name="T7">ina-se aos interesses do planejamento da disciplina de engenharia de software II, </text:span><text:span text:style-name="T8">nos quais apresentam-se planejamento, </text:span><text:span text:style-name="T9">gerenciamento</text:span><text:span text:style-name="T8"> e desenvolvimento de um projeto.</text:span></text:p>
      <text:p text:style-name="P29"/>
      <text:h text:style-name="P45" text:outline-level="1">Responsabilidades e Partes Interessadas</text:h>
      <text:p text:style-name="P55"><text:span text:style-name="T14">Tem-se como </text:span><text:span text:style-name="T20">stakeholders</text:span><text:span text:style-name="T14"> deste projeto </text:span><text:span text:style-name="T19">Leonardo Baiser</text:span><text:span text:style-name="T14">, gerente do projeto, que </text:span><text:span text:style-name="T19">concerne-se</text:span><text:span text:style-name="T14"> pelo cumprimento do </text:span><text:span text:style-name="T19">acordado em </text:span><text:span text:style-name="T14">planejamento, de modo que o produto envolvido neste projeto seja criado no tempo planejado; </text:span><text:span text:style-name="T19">Rômulo Meloca</text:span><text:span text:style-name="T14">, analista do projeto, </text:span><text:span text:style-name="T19">possui</text:span><text:span text:style-name="T14"> a responsabilidade de definir o comportamento do sistema e a interação entre os trechos de código que serão produzidos, de modo a atender </text:span><text:span text:style-name="T19">todos os requisitos</text:span><text:span text:style-name="T14">; </text:span><text:span text:style-name="T19">Marco Cezar</text:span><text:span text:style-name="T14"> que tem </text:span><text:span text:style-name="T19">o encargo</text:span><text:span text:style-name="T14"> de </text:span><text:span text:style-name="T19">substancializar</text:span><text:span text:style-name="T14"> o </text:span><text:span text:style-name="T18">projeto de sistema elaborado pelo analista; E </text:span><text:span text:style-name="T30">Mateus Yonemoto</text:span><text:span text:style-name="T18"> que testará todas as condições e casos especificados pelos requisitos do sistema.</text:span></text:p>
      <text:h text:style-name="P46" text:outline-level="1"><text:soft-page-break/><text:span text:style-name="T13">Escopo</text:span></text:h>
      <text:p text:style-name="P56"><text:span text:style-name="T19">E</text:span><text:span text:style-name="T14">spera-se </text:span><text:span text:style-name="T19">que ao término do prazo de execução do projeto, tenha-se um produto que atenda todo o processo de gerenciamento da base de dados de currículos.</text:span></text:p>
      <text:p text:style-name="P29"/>
      <text:h text:style-name="P45" text:outline-level="1">Restrições</text:h>
      <text:p text:style-name="P43"><text:span text:style-name="T14">Tempo para execução do projeto pode ser um fator que limitará funcionalidades do produto.</text:span></text:p>
      <text:p text:style-name="P43"><text:span text:style-name="T14"/></text:p>
      <text:h text:style-name="P46" text:outline-level="1"><text:span text:style-name="T13">Riscos Iniciais</text:span></text:h>
      <text:p text:style-name="P44"><text:span text:style-name="T16">Os risco iniciais deduzidos são, a escassez de tempo para execução, a desistência de alguns membro ou a falta de comprometimento de membros durante a execução do projeto.</text:span></text:p>
      <text:p text:style-name="P29"/>
      <text:h text:style-name="P45" text:outline-level="1">Tempo Estimado</text:h>
      <text:p text:style-name="P20">Estima-se a duração para implementação do projeto em quinze semanas.</text:p>
      <text:p text:style-name="P29"/>
      <text:h text:style-name="P45" text:outline-level="1">Custo Estimado</text:h>
      <text:p text:style-name="P32">O custo é aproximadamente <text:span text:style-name="T29">duas</text:span> hora<text:span text:style-name="T29">s</text:span> por semana, nas <text:span text:style-name="T29">quize</text:span> semanas previstas para execução do projeto.</text:p>
      <text:p text:style-name="P31"/>
      <text:p text:style-name="P30"/>
      <text:p text:style-name="P27">10. Ferramentas utilizadas</text:p>
      <text:p text:style-name="P28">Para a implementação do projeto serão utilizados as seguintes ferramentas:</text:p>
      <text:list xml:id="list1432072038782515071" text:style-name="L1">
        <text:list-item>
          <text:p text:style-name="P51">NetBeans (8.1) com JDK 8</text:p>
        </text:list-item>
        <text:list-item>
          <text:p text:style-name="P52">Astah</text:p>
        </text:list-item>
        <text:list-item>
          <text:p text:style-name="P51">SGBD <text:span text:style-name="T21">PostgreSQL 8.2.4</text:span></text:p>
        </text:list-item>
        <text:list-item>
          <text:p text:style-name="P53">GitHub</text:p>
        </text:list-item>
      </text:list>
      <text:p text:style-name="P26"/>
      <text:h text:style-name="P45" text:outline-level="1">Gerente do Projeto</text:h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49" text:outline-level="2">Nome: <text:span text:style-name="T28">Leonardo Pontes Baiser</text:span></text:h>
          </table:table-cell>
          <table:table-cell table:style-name="Table3.B1" office:value-type="string">
            <text:h text:style-name="P50" text:outline-level="2">Email: <text:span text:style-name="T28">lpbaiser@gmail.com</text:span></text:h>
          </table:table-cell>
        </table:table-row>
      </table:table>
      <text:p text:style-name="P24"/>
      <text:h text:style-name="P45" text:outline-level="1">Aprovação do Termo de Abertura</text:h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1">Unidade Demandante</text:p>
          </table:table-cell>
          <table:table-cell table:style-name="Table4.B1" office:value-type="string">
            <text:p text:style-name="P11">Data</text:p>
          </table:table-cell>
          <table:table-cell table:style-name="Table4.C1" office:value-type="string">
            <text:p text:style-name="P22">Assinatura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Georgia" svg:font-family="Georgia, Times, serif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family-generic="swiss"/>
    <style:font-face style:name="01" svg:font-family="0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0" svg:font-family="0" style:font-family-generic="system" style:font-pitch="variable"/>
    <style:font-face style:name="Arial3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le" style:family="paragraph" style:parent-style-name="Standard" style:class="extra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letter-kerning="true" style:font-name-asian="0" style:font-family-asian="0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orphans="2" fo:widows="2" fo:text-indent="0cm" style:auto-text-indent="false" style:writing-mode="lr-tb"/>
      <style:text-properties fo:color="#00000a" style:font-name="Calibri" fo:font-family="Calibri" style:font-family-generic="roman" style:font-pitch="variable" fo:font-size="11pt" fo:language="pt" fo:country="BR" style:font-name-asian="01" style:font-family-asian="0" style:font-family-generic-asian="roman" style:font-pitch-asian="variable" style:font-size-asian="11pt" style:language-asian="ar" style:country-asian="SA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Título_20_Char" style:display-name="Título Char" style:family="text">
      <style:text-properties fo:color="#17365d" style:font-name="Cambria" fo:font-family="Cambria" style:font-family-generic="roman" style:font-pitch="variable" fo:font-size="26pt" fo:letter-spacing="0.009cm" style:font-name-asian="0" style:font-family-asian="0" style:font-family-generic-asian="system" style:font-pitch-asian="variable" style:font-size-asian="26pt"/>
    </style:style>
    <style:style style:name="Título_20_1_20_Char" style:display-name="Título 1 Char" style:family="text">
      <style:text-properties fo:color="#365f91" style:font-name="Cambria" fo:font-family="Cambria" style:font-family-generic="roman" style:font-pitch="variable" fo:font-size="14pt" fo:font-weight="bold" style:font-name-asian="0" style:font-family-asian="0" style:font-family-generic-asian="system" style:font-pitch-asian="variable" style:font-size-asian="14pt" style:font-weight-asian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7D7B032BE65EF6E7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1B99D09345F23A21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9-11T15:52:40.007529504</dc:date>
    <meta:print-date>2010-10-06T12:21:00</meta:print-date>
    <meta:editing-cycles>91</meta:editing-cycles>
    <meta:editing-duration>PT4H20M18S</meta:editing-duration>
    <meta:generator>LibreOffice/5.0.3.2$Linux_X86_64 LibreOffice_project/00m0$Build-2</meta:generator>
    <dc:creator>leonardo </dc:creator>
    <meta:document-statistic meta:table-count="6" meta:image-count="2" meta:object-count="0" meta:page-count="2" meta:paragraph-count="54" meta:word-count="501" meta:character-count="3240" meta:non-whitespace-character-count="2805"/>
  </office:meta>
</office:document-meta>
</file>